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方正少儿_GBK" svg:font-family="方正少儿_GBK" style:font-pitch="variable"/>
    <style:font-face style:name="方正苏新诗柳楷简体" svg:font-family="方正苏新诗柳楷简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华文黑体" svg:font-family="华文黑体" style:font-family-generic="system" style:font-pitch="variable"/>
  </office:font-face-decls>
  <office:automatic-styles>
    <style:style style:name="P1" style:family="paragraph" style:parent-style-name="Standard">
      <style:text-properties officeooo:rsid="00055cf6" officeooo:paragraph-rsid="00055cf6"/>
    </style:style>
    <style:style style:name="P2" style:family="paragraph" style:parent-style-name="Standard">
      <style:text-properties fo:font-size="14pt" officeooo:rsid="00055cf6" officeooo:paragraph-rsid="00055cf6" style:font-size-asian="14pt" style:font-size-complex="14pt"/>
    </style:style>
    <style:style style:name="P3" style:family="paragraph" style:parent-style-name="Standard">
      <style:text-properties fo:font-size="14pt" officeooo:rsid="000feaa8" officeooo:paragraph-rsid="0018ae74" style:font-size-asian="14pt" style:font-size-complex="14pt"/>
    </style:style>
    <style:style style:name="P4" style:family="paragraph" style:parent-style-name="Standard">
      <style:text-properties fo:font-size="14pt" officeooo:rsid="0012597f" officeooo:paragraph-rsid="0018ae74" style:font-size-asian="14pt" style:font-size-complex="14pt"/>
    </style:style>
    <style:style style:name="P5" style:family="paragraph" style:parent-style-name="Standard">
      <style:text-properties fo:font-size="14pt" officeooo:rsid="00129b63" officeooo:paragraph-rsid="0018ae74" style:font-size-asian="14pt" style:font-size-complex="14pt"/>
    </style:style>
    <style:style style:name="P6" style:family="paragraph" style:parent-style-name="Standard">
      <style:text-properties fo:font-size="14pt" officeooo:rsid="001340ec" officeooo:paragraph-rsid="001340ec" style:font-size-asian="14pt" style:font-size-complex="14pt"/>
    </style:style>
    <style:style style:name="P7" style:family="paragraph" style:parent-style-name="Standard">
      <style:text-properties fo:font-size="14pt" officeooo:rsid="001340ec" officeooo:paragraph-rsid="0018ae74" style:font-size-asian="14pt" style:font-size-complex="14pt"/>
    </style:style>
    <style:style style:name="P8" style:family="paragraph" style:parent-style-name="Standard">
      <style:text-properties fo:font-size="14pt" officeooo:rsid="001340ec" officeooo:paragraph-rsid="00055cf6" style:font-size-asian="14pt" style:font-size-complex="14pt"/>
    </style:style>
    <style:style style:name="P9" style:family="paragraph" style:parent-style-name="Standard">
      <style:text-properties fo:font-size="14pt" officeooo:rsid="00153f47" officeooo:paragraph-rsid="0018ae74" style:font-size-asian="14pt" style:font-size-complex="14pt"/>
    </style:style>
    <style:style style:name="P10" style:family="paragraph" style:parent-style-name="Standard">
      <style:text-properties fo:font-size="14pt" officeooo:rsid="0017071f" officeooo:paragraph-rsid="0018ae74" style:font-size-asian="14pt" style:font-size-complex="14pt"/>
    </style:style>
    <style:style style:name="P11" style:family="paragraph" style:parent-style-name="Standard">
      <style:text-properties fo:font-size="14pt" officeooo:rsid="001a6fdd" officeooo:paragraph-rsid="001a6fdd" style:font-size-asian="14pt" style:font-size-complex="14pt"/>
    </style:style>
    <style:style style:name="P12" style:family="paragraph" style:parent-style-name="Standard">
      <style:text-properties fo:font-size="14pt" officeooo:rsid="001b3122" officeooo:paragraph-rsid="001b3122" style:font-size-asian="14pt" style:font-size-complex="14pt"/>
    </style:style>
    <style:style style:name="P13" style:family="paragraph" style:parent-style-name="Standard">
      <style:text-properties fo:font-size="14pt" officeooo:rsid="001d1895" officeooo:paragraph-rsid="001d1895" style:font-size-asian="14pt" style:font-size-complex="14pt"/>
    </style:style>
    <style:style style:name="P14" style:family="paragraph" style:parent-style-name="Standard">
      <style:text-properties fo:font-size="14pt" officeooo:rsid="001d9311" officeooo:paragraph-rsid="001d9311" style:font-size-asian="14pt" style:font-size-complex="14pt"/>
    </style:style>
    <style:style style:name="P15" style:family="paragraph" style:parent-style-name="Standard">
      <style:text-properties fo:font-size="14pt" officeooo:rsid="001deb44" officeooo:paragraph-rsid="001deb44" style:font-size-asian="14pt" style:font-size-complex="14pt"/>
    </style:style>
    <style:style style:name="P16" style:family="paragraph" style:parent-style-name="Standard">
      <style:text-properties fo:font-size="14pt" officeooo:rsid="001e9cda" officeooo:paragraph-rsid="001e9cda" style:font-size-asian="14pt" style:font-size-complex="14pt"/>
    </style:style>
    <style:style style:name="P17" style:family="paragraph" style:parent-style-name="Standard">
      <style:text-properties fo:font-size="14pt" fo:font-weight="normal" officeooo:rsid="00055cf6" officeooo:paragraph-rsid="00055cf6" style:font-size-asian="14pt" style:font-weight-asian="normal" style:font-size-complex="14pt" style:font-weight-complex="normal"/>
    </style:style>
    <style:style style:name="P18" style:family="paragraph" style:parent-style-name="Standard">
      <style:text-properties fo:font-size="14pt" fo:font-weight="normal" officeooo:rsid="000e4d58" officeooo:paragraph-rsid="000e4d58" style:font-size-asian="14pt" style:font-weight-asian="normal" style:font-size-complex="14pt" style:font-weight-complex="normal"/>
    </style:style>
    <style:style style:name="P19" style:family="paragraph" style:parent-style-name="Standard">
      <style:text-properties fo:font-size="16pt" officeooo:rsid="00055cf6" officeooo:paragraph-rsid="00055cf6" style:font-size-asian="16pt" style:font-size-complex="16pt"/>
    </style:style>
    <style:style style:name="P20" style:family="paragraph" style:parent-style-name="Standard">
      <style:text-properties fo:font-size="16pt" officeooo:rsid="000a4126" officeooo:paragraph-rsid="000a4126" style:font-size-asian="16pt" style:font-size-complex="16pt"/>
    </style:style>
    <style:style style:name="P21" style:family="paragraph" style:parent-style-name="Standard">
      <style:text-properties fo:font-size="16pt" officeooo:rsid="000bb738" officeooo:paragraph-rsid="000bb738" style:font-size-asian="16pt" style:font-size-complex="16pt"/>
    </style:style>
    <style:style style:name="P22" style:family="paragraph" style:parent-style-name="Standard">
      <style:text-properties fo:font-size="16pt" officeooo:rsid="000d8252" officeooo:paragraph-rsid="000d8252" style:font-size-asian="16pt" style:font-size-complex="16pt"/>
    </style:style>
    <style:style style:name="P23" style:family="paragraph" style:parent-style-name="Standard">
      <style:text-properties fo:font-size="16pt" officeooo:rsid="000d845a" officeooo:paragraph-rsid="0019a64c" style:font-size-asian="16pt" style:font-size-complex="16pt"/>
    </style:style>
    <style:style style:name="P24" style:family="paragraph" style:parent-style-name="Standard">
      <style:text-properties fo:font-size="16pt" officeooo:rsid="000d845a" officeooo:paragraph-rsid="001d9311" style:font-size-asian="16pt" style:font-size-complex="16pt"/>
    </style:style>
    <style:style style:name="P25" style:family="paragraph" style:parent-style-name="Standard">
      <style:text-properties fo:color="#ff00ff" fo:font-size="16pt" fo:font-weight="normal" officeooo:rsid="00055cf6" officeooo:paragraph-rsid="00055cf6" style:font-name-asian="方正少儿_GBK" style:font-size-asian="16pt" style:font-weight-asian="normal" style:font-size-complex="16pt" style:font-weight-complex="normal"/>
    </style:style>
    <style:style style:name="P26" style:family="paragraph" style:parent-style-name="Standard">
      <style:text-properties fo:color="#000000" fo:font-size="16pt" officeooo:rsid="00055cf6" officeooo:paragraph-rsid="00055cf6" style:font-name-asian="方正苏新诗柳楷简体" style:font-size-asian="16pt" style:font-size-complex="16pt"/>
    </style:style>
    <style:style style:name="P27" style:family="paragraph" style:parent-style-name="Standard">
      <style:text-properties fo:color="#000000" style:font-name="方正苏新诗柳楷简体" fo:font-size="16pt" fo:font-weight="normal" officeooo:rsid="00055cf6" officeooo:paragraph-rsid="00055cf6" style:font-name-asian="方正苏新诗柳楷简体" style:font-size-asian="16pt" style:font-weight-asian="normal" style:font-size-complex="16pt" style:font-weight-complex="normal"/>
    </style:style>
    <style:style style:name="P28" style:family="paragraph" style:parent-style-name="Standard">
      <style:text-properties fo:color="#5f5f9f" style:font-name="方正苏新诗柳楷简体" fo:font-size="16pt" fo:font-weight="normal" officeooo:rsid="00055cf6" officeooo:paragraph-rsid="00055cf6" style:font-name-asian="方正苏新诗柳楷简体" style:font-size-asian="16pt" style:font-weight-asian="normal" style:font-size-complex="16pt" style:font-weight-complex="normal"/>
    </style:style>
    <style:style style:name="P29" style:family="paragraph" style:parent-style-name="Standard">
      <style:text-properties fo:font-size="14pt" officeooo:rsid="001b3122" officeooo:paragraph-rsid="001b3122" style:font-size-asian="14pt" style:font-size-complex="14pt"/>
    </style:style>
    <style:style style:name="P30" style:family="paragraph" style:parent-style-name="Standard">
      <style:text-properties fo:font-size="14pt" officeooo:rsid="001edecb" officeooo:paragraph-rsid="001edecb" style:font-size-asian="14pt" style:font-size-complex="14pt"/>
    </style:style>
    <style:style style:name="P31" style:family="paragraph" style:parent-style-name="Standard">
      <style:text-properties fo:font-size="14pt" officeooo:rsid="0020a74d" officeooo:paragraph-rsid="0020a74d" style:font-size-asian="14pt" style:font-size-complex="14pt"/>
    </style:style>
    <style:style style:name="T1" style:family="text">
      <style:text-properties officeooo:rsid="0008596e"/>
    </style:style>
    <style:style style:name="T2" style:family="text">
      <style:text-properties officeooo:rsid="000e4d58"/>
    </style:style>
    <style:style style:name="T3" style:family="text">
      <style:text-properties officeooo:rsid="00153f47"/>
    </style:style>
    <style:style style:name="T4" style:family="text">
      <style:text-properties officeooo:rsid="0017071f"/>
    </style:style>
    <style:style style:name="T5" style:family="text">
      <style:text-properties officeooo:rsid="000e9ffb"/>
    </style:style>
    <style:style style:name="T6" style:family="text">
      <style:text-properties officeooo:rsid="001d1895"/>
    </style:style>
    <style:style style:name="T7" style:family="text">
      <style:text-properties officeooo:rsid="001d9311"/>
    </style:style>
    <style:style style:name="T8" style:family="text">
      <style:text-properties officeooo:rsid="0020a74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4.2</text:p>
      <text:p text:style-name="P30">讨论内容</text:p>
      <text:p text:style-name="P30">1、用况写详细了是领域知识还是抢占设计。</text:p>
      <text:p text:style-name="P30">2、画协作图。</text:p>
      <text:p text:style-name="P12">任务<text:span text:style-name="T8">：</text:span></text:p>
      <text:p text:style-name="P12">继续完善</text:p>
      <text:p text:style-name="P31">画用况图，协作图。</text:p>
      <text:p text:style-name="P12"/>
      <text:p text:style-name="P12">3.25</text:p>
      <text:p text:style-name="P12">讨论内容<text:span text:style-name="T7">：</text:span></text:p>
      <text:p text:style-name="P14">1、歌单列表修复</text:p>
      <text:p text:style-name="P14">2、歌单发布交给某个人审核</text:p>
      <text:p text:style-name="P14">3、支持用况：发布歌单。</text:p>
      <text:p text:style-name="P14">4、广告位置：1、启动广告。2、首页推广广告 。</text:p>
      <text:p text:style-name="P15">5、广告管理和首页推广合为一个主用况。</text:p>
      <text:p text:style-name="P13">任务：</text:p>
      <text:p text:style-name="P13">1、继续完善用况。</text:p>
      <text:p text:style-name="P16">2、继续完善功能。</text:p>
      <text:p text:style-name="P16">3、3.28上午3、4节讨论。</text:p>
      <text:p text:style-name="P13"/>
      <text:p text:style-name="P13"/>
      <text:p text:style-name="P11"/>
      <text:p text:style-name="P11">3.23</text:p>
      <text:p text:style-name="P11">主要况：</text:p>
      <text:p text:style-name="P11">发表作品 <text:s text:c="25"/>罗</text:p>
      <text:p text:style-name="P11">视频投稿</text:p>
      <text:p text:style-name="P11"><text:s/>动态发布</text:p>
      <text:p text:style-name="P11"><text:s/>听歌 <text:s text:c="32"/>廖</text:p>
      <text:p text:style-name="P11"><text:s/>看视频</text:p>
      <text:p text:style-name="P11"/>
      <text:p text:style-name="P11"><text:s/>首页推广 <text:s text:c="23"/><text:span text:style-name="T7">肖</text:span></text:p>
      <text:p text:style-name="P11"><text:s/>广告管理</text:p>
      <text:p text:style-name="P11"/>
      <text:p text:style-name="P11">主用况每个画协作图、用况图、通信图 <text:s/>周一检查</text:p>
      <text:p text:style-name="P11">加紧任务进度</text:p>
      <text:p text:style-name="P11">暂定周末晚讨论</text:p>
      <text:p text:style-name="P11"/>
      <text:p text:style-name="P11"/>
      <text:p text:style-name="P11">支持用况：</text:p>
      <text:p text:style-name="P11"><text:s/>私信</text:p>
      <text:p text:style-name="P11">购买vip</text:p>
      <text:p text:style-name="P11">内容审核</text:p>
      <text:p text:style-name="P11">帐号管理</text:p>
      <text:p text:style-name="P11"><text:soft-page-break/></text:p>
      <text:p text:style-name="P3"/>
      <text:p text:style-name="P23">3.21</text:p>
      <text:p text:style-name="P24">支持用<text:span text:style-name="T5">况“</text:span>歌单制作发布<text:span text:style-name="T6">”（给某个人审核）</text:span>（平台,个人的放听歌里面）<text:span text:style-name="T6">“消息推送”</text:span></text:p>
      <text:p text:style-name="P23">实现用v-play&amp;qml做。</text:p>
      <text:p text:style-name="P23">添加一个歌曲分类属性<text:span text:style-name="T5">。</text:span></text:p>
      <text:p text:style-name="P23">添加<text:span text:style-name="T5">“首页推广”“广告管理”为主用况“内容审核”为包含用况。</text:span></text:p>
      <text:p text:style-name="P3"/>
      <text:p text:style-name="P3"/>
      <text:p text:style-name="P3"/>
      <text:p text:style-name="P3">3.16</text:p>
      <text:p text:style-name="P3">1、电台先不做</text:p>
      <text:p text:style-name="P3">2、运营团队的工作放到包里面。</text:p>
      <text:p text:style-name="P3">3、运营团队的负责内容：</text:p>
      <text:p text:style-name="P3">（1）内容审核</text:p>
      <text:p text:style-name="P3">（2）首页推荐</text:p>
      <text:p text:style-name="P3">（3）为歌曲增加分类</text:p>
      <text:p text:style-name="P3">（4）推送消息</text:p>
      <text:p text:style-name="P3">（5）与音乐人的沟通</text:p>
      <text:p text:style-name="P3">（6）广告管理</text:p>
      <text:p text:style-name="P3"/>
      <text:p text:style-name="P3"/>
      <text:p text:style-name="P4">问题：</text:p>
      <text:p text:style-name="P4">1、歌曲传输，如何实现边传边放（歌曲可能为传输完）。</text:p>
      <text:p text:style-name="P4"/>
      <text:p text:style-name="P4"/>
      <text:p text:style-name="P4"/>
      <text:p text:style-name="P4"/>
      <text:p text:style-name="P4"/>
      <text:p text:style-name="P4">任务<text:span text:style-name="T3">（3.16-3.23）</text:span></text:p>
      <text:p text:style-name="P4">确定所有用<text:span text:style-name="T3">况，画协作图。</text:span></text:p>
      <text:p text:style-name="P10">（先写出详细用况，决定取舍周日完成）</text:p>
      <text:p text:style-name="P4"/>
      <text:p text:style-name="P4">1、客户端将歌曲传到服务器，服务器将歌曲传回。 <text:s text:c="2"/><text:span text:style-name="T4">廖</text:span></text:p>
      <text:p text:style-name="P4">2、本地播放歌曲。（暂停、上一曲、下一曲、显示进度条、歌曲列表） <text:s text:c="2"/><text:span text:style-name="T4">肖</text:span></text:p>
      <text:p text:style-name="P5">3、歌词（歌词和音乐同步） <text:s text:c="2"/><text:span text:style-name="T4">罗</text:span></text:p>
      <text:p text:style-name="P5"/>
      <text:p text:style-name="P5">星期三<text:span text:style-name="T3">（3.21晚）</text:span>讨论文档</text:p>
      <text:p text:style-name="P5"/>
      <text:p text:style-name="P5"/>
      <text:p text:style-name="P5"><text:soft-page-break/>星期<text:span text:style-name="T4">五检查完成情况</text:span></text:p>
      <text:p text:style-name="P5"/>
      <text:p text:style-name="P5"/>
      <text:p text:style-name="P9">。。。。。</text:p>
      <text:p text:style-name="P7">4、将歌曲存数据库。</text:p>
      <text:p text:style-name="P7"/>
      <text:p text:style-name="P20"/>
      <text:p text:style-name="P20"/>
      <text:p text:style-name="P20"/>
      <text:p text:style-name="P20">3.14讨论</text:p>
      <text:p text:style-name="P20">1.电台节目上传这个用况先不讨论。</text:p>
      <text:p text:style-name="P22">（从音乐人和电台人的初衷来看，音乐人是为了吸引粉丝，电台人出名也没用，有宣传成分？事件流不同，后台音乐人界面是否相同？）</text:p>
      <text:p text:style-name="P20">2.将运营团队的用况都放在一个包里。</text:p>
      <text:p text:style-name="P21">3.听歌里面，音乐人并没有参与事件流，用况和用况图不需要它。</text:p>
      <text:p text:style-name="P20">3.用vplay做客户端，pc、android都做，先做pc端</text:p>
      <text:p text:style-name="P20">4.讨论确定一个用况，就开始开发</text:p>
      <text:p text:style-name="P20">5.每次讨论的文件不要有1.0之类的，提交的时候加注释就行。</text:p>
      <text:p text:style-name="P20"/>
      <text:p text:style-name="P19"/>
      <text:p text:style-name="P19">3.12</text:p>
      <text:p text:style-name="P26">内容讨论：</text:p>
      <text:p text:style-name="P28">确定了用况，分别有</text:p>
      <text:p text:style-name="P28">a.发表动态</text:p>
      <text:p text:style-name="P28">b.视频投稿</text:p>
      <text:p text:style-name="P28">c。发表作品与上传电台节目（重新命个名字）</text:p>
      <text:p text:style-name="P28">d。听歌</text:p>
      <text:p text:style-name="P28">e。看视频</text:p>
      <text:p text:style-name="P28">包含用况：</text:p>
      <text:p text:style-name="P28">a.购买vip</text:p>
      <text:p text:style-name="P28">支持用况：</text:p>
      <text:p text:style-name="P28">a.私信</text:p>
      <text:p text:style-name="P27"/>
      <text:p text:style-name="P27">用况发表作品和上传电台节目，简要描述是一样的，提供的价值是一样的，都是音乐人提供内容。 <text:s/>但是用况是不一样的，具体的操作是不一</text:p>
      <text:p text:style-name="P27">样的。</text:p>
      <text:p text:style-name="P19"/>
      <text:p text:style-name="P19"/>
      <text:p text:style-name="P19"><text:soft-page-break/>下次讨论之前，每个人记录下自己的问题，讨论时记录下问题以及解决工程。</text:p>
      <text:p text:style-name="P19"/>
      <text:p text:style-name="P25">任务布置：</text:p>
      <text:p text:style-name="P17">1.每个人写自己<text:span text:style-name="T1">的</text:span>详细用况<text:span text:style-name="T2">+用况图（主用况画）</text:span></text:p>
      <text:p text:style-name="P17">2. 思考运营团队在用况中是什么角色，参与了什么，提供了什么意思，做出了什么决策。肖尧主要负责</text:p>
      <text:p text:style-name="P18"/>
      <text:p text:style-name="P18"/>
      <text:p text:style-name="P17"/>
      <text:p text:style-name="P17"/>
      <text:p text:style-name="P1"/>
      <text:p text:style-name="P1"/>
      <text:p text:style-name="P19"/>
      <text:p text:style-name="P2">3.10</text:p>
      <text:p text:style-name="P2">阿网易云新版本推出了视频分类，有游戏，二次元，舞蹈！</text:p>
      <text:p text:style-name="P2">说明我们想得方向是对的！</text:p>
      <text:p text:style-name="P2">一、问题</text:p>
      <text:p text:style-name="P2">1.设置歌词、缓存那些是用况吗？如果不是应该放在哪个用况里？</text:p>
      <text:p text:style-name="P2">2.私信是支持用况没有问题了</text:p>
      <text:p text:style-name="P2">3.用况中包含的特性比产品特性多怎么办？是在产品特性里增加还是在用况里删减？</text:p>
      <text:p text:style-name="P2">4.内容管理这个用况存在争议。（营运人员新碟上架，首页推荐，和发表作品的用况有依赖）</text:p>
      <text:p text:style-name="P2">5.vip有什么权限？[产品特性]</text:p>
      <text:p text:style-name="P2"/>
      <text:p text:style-name="P2">3.8</text:p>
      <text:p text:style-name="P2">一、已经确定的用况</text:p>
      <text:p text:style-name="P2">2.3 听歌 <text:s text:c="23"/></text:p>
      <text:p text:style-name="P2">（是最核心的，并且产品围绕如何将好歌推广给更多的人做）</text:p>
      <text:p text:style-name="P2">2.4 看视频（mv、等各种类型视频）</text:p>
      <text:p text:style-name="P2">（是为了扩大用户，在听歌吸引了一部分用户后，这是他们的周边需求）</text:p>
      <text:p text:style-name="P2">2.2 发表作品 <text:s/>参与者命名为 producer</text:p>
      <text:p text:style-name="P2"/>
      <text:p text:style-name="P2">私信是否是一个用况？</text:p>
      <text:p text:style-name="P2"/>
      <text:p text:style-name="P2">二、关于要自己做的新特性的讨论</text:p>
      <text:p text:style-name="P2">1.对人群的定位（初中生、大学生、还是个工作白领、心理年龄？男生女生？有什么需求）</text:p>
      <text:p text:style-name="P2">2.新特性 <text:s/>希望视频有游戏类视频、跳舞类视频等， 音乐剪辑等。</text:p>
      <text:p text:style-name="P2"/>
      <text:p text:style-name="P2">三、分析市面上现有产品</text:p>
      <text:p text:style-name="P2"><text:soft-page-break/>视频方面有bilibili、抖音、快手、火山小视频</text:p>
      <text:p text:style-name="P2">社交方面有新浪微博、知乎、豆瓣</text:p>
      <text:p text:style-name="P2">小说方面有起点文学、今日头条、豆瓣阅读、好奇心日报</text:p>
      <text:p text:style-name="P2">天气方面有墨迹天气（缺少用户互动，只能是一个工具性app）</text:p>
      <text:p text:style-name="P2"/>
      <text:p text:style-name="P2">四、任务布置</text:p>
      <text:p text:style-name="P2">1.继续写用况基本流、参与者、用况简要描述 思考这个用况是否正确、有没有新的用况</text:p>
      <text:p text:style-name="P2">2、思考氢音乐产品定位和面向人群以及新特性。</text:p>
      <text:p text:style-name="P2"/>
      <text:p text:style-name="P2">3.7 </text:p>
      <text:p text:style-name="P2">新碟上架是运营团队主导，首页推荐分一部分给音乐人，此部分对音乐人收费</text:p>
      <text:p text:style-name="P2">任务布置</text:p>
      <text:p text:style-name="P2"/>
      <text:p text:style-name="P2">1、涉众需求完善（加在涉众分析的意见、问题中和氢音乐visiondocument里）</text:p>
      <text:p text:style-name="P2">2、用况简要描述、参与者、基本流（写的时候确定该用况是否正确，是否有新的用况）</text:p>
      <text:p text:style-name="P2">3、专栏人是否是一个新的用户类型？</text:p>
      <text:p text:style-name="P2">4、歌曲推广算一个用况吗？或者是某个用况的一部分？</text:p>
      <text:p text:style-name="P2">罗</text:p>
      <text:p text:style-name="P2">2.1发动态：所有拥有账户的人可以发布文字、图片、音乐、视频到社区？，所有用户可见。</text:p>
      <text:p text:style-name="P2">2.2发表作品：音乐人、自媒体人发布音乐、电台节目、视频之类的</text:p>
      <text:p text:style-name="P2">2.7个人账户管理：修改个人资料等（支持用况）</text:p>
      <text:p text:style-name="P2">廖</text:p>
      <text:p text:style-name="P2">2.3 听歌：听歌、电台节目（找歌、本地、线上、切歌、购买、收藏、下载等）</text:p>
      <text:p text:style-name="P2">2.4 看视频：音乐消费者看mv、小视频、动态等？</text:p>
      <text:p text:style-name="P2">肖</text:p>
      <text:p text:style-name="P2">2.5 内容管理：运营团队对软件运营维护（设置默认搜索、首页推广、广告位等）</text:p>
      <text:p text:style-name="P2">2.6 聊天（用户之间通过私信聊天）</text:p>
      <text:p text:style-name="P2">2.8 购买vip(包含用况)</text:p>
      <text:p text:style-name="P2"/>
      <text:p text:style-name="P2"/>
      <text:p text:style-name="P2"/>
      <text:p text:style-name="P2"/>
      <text:p text:style-name="P2"/>
      <text:p text:style-name="P2"/>
      <text:p text:style-name="P2"><text:s/>3.5</text:p>
      <text:p text:style-name="P2"><text:s/>1、想其他涉众需求</text:p>
      <text:p text:style-name="P2"><text:s/>2、音乐界面中哪些模块是以用户为导向，哪些是运营人员为导向？</text:p>
      <text:p text:style-name="P2"><text:s/></text:p>
      <text:p text:style-name="P2"><text:s/>新歌上架是运营方。</text:p>
      <text:p text:style-name="P2"><text:soft-page-break/><text:s/>推广单曲留部分给音乐人让买 <text:s/>一部分运营方决定</text:p>
      <text:p text:style-name="P2"><text:s/></text:p>
      <text:p text:style-name="P2"><text:s/>涉众分析写完，自我检查，有问题改。下次开会最后确定</text:p>
      <text:p text:style-name="P2"><text:s/>愿景文档2 <text:s/>茂儿写完</text:p>
      <text:p text:style-name="P2"><text:s/>涉众需求每个人都写一点，写了需求后，如果有特性，写具体的特性</text:p>
      <text:p text:style-name="P2"><text:s/>廖涔陈整理所有需求和特性的对应关系</text:p>
      <text:p text:style-name="P2"><text:s/>每个人想用况，从用户类型出发，先寻找主参与者，名字不用纠结，下次讨论</text:p>
      <text:p text:style-name="P2"><text:s/>如果有问题，记录，每个人看龚老师的用况课件。</text:p>
      <text:p text:style-name="P2"/>
      <text:p text:style-name="P2"/>
      <text:p text:style-name="P8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方正少儿_GBK" svg:font-family="方正少儿_GBK" style:font-pitch="variable"/>
    <style:font-face style:name="方正苏新诗柳楷简体" svg:font-family="方正苏新诗柳楷简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华文黑体" svg:font-family="华文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华文黑体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华文黑体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华文黑体" style:font-family-asian="华文黑体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13:30:45.567222723</meta:creation-date>
    <dc:date>2018-04-02T17:46:08.205609170</dc:date>
    <meta:editing-duration>PT1H31M59S</meta:editing-duration>
    <meta:editing-cycles>15</meta:editing-cycles>
    <meta:generator>LibreOffice/5.4.1.2$Linux_X86_64 LibreOffice_project/ea7cb86e6eeb2bf3a5af73a8f7777ac570321527</meta:generator>
    <meta:document-statistic meta:table-count="0" meta:image-count="0" meta:object-count="0" meta:page-count="6" meta:paragraph-count="147" meta:word-count="2106" meta:character-count="2417" meta:non-whitespace-character-count="2256"/>
  </office:meta>
</office:document-meta>
</file>